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12]-[.F12]" office:value-type="float" office:value="1100" calcext:value-type="float">
            <text:p>1.10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2])" office:value-type="float" office:value="1100" calcext:value-type="float">
            <text:p>1.10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1.149996935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1.1521924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31.553836793</dc:date>
    <meta:print-date>2025-05-08T10:23:24.397000000</meta:print-date>
    <dc:language>pt-PT</dc:language>
    <meta:editing-cycles>677</meta:editing-cycles>
    <meta:editing-duration>PT21H4M1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